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font-size="14pt" officeooo:rsid="00027e9f" officeooo:paragraph-rsid="00027e9f" style:font-size-asian="12.25pt" style:font-size-complex="14pt"/>
    </style:style>
    <style:style style:name="P3" style:family="paragraph" style:parent-style-name="Standard">
      <style:text-properties fo:font-size="14pt" officeooo:rsid="0002f174" officeooo:paragraph-rsid="0002f174" style:font-size-asian="12.25pt" style:font-size-complex="14pt"/>
    </style:style>
    <style:style style:name="P4" style:family="paragraph" style:parent-style-name="Standard">
      <style:text-properties fo:font-size="14pt" officeooo:rsid="00042161" officeooo:paragraph-rsid="00042161" style:font-size-asian="12.25pt" style:font-size-complex="14pt"/>
    </style:style>
    <style:style style:name="P5" style:family="paragraph" style:parent-style-name="Text_20_body">
      <style:text-properties fo:font-size="14pt" officeooo:rsid="0002f174" officeooo:paragraph-rsid="0002f174" style:font-size-asian="12.25pt" style:font-size-complex="14pt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Standard">
      <style:text-properties fo:font-size="14pt" officeooo:rsid="000461b8" officeooo:paragraph-rsid="0002f174" style:font-size-asian="12.25pt" style:font-size-complex="14pt"/>
    </style:style>
    <style:style style:name="P8" style:family="paragraph" style:parent-style-name="Standard">
      <style:text-properties fo:font-size="14pt" officeooo:rsid="00062ec5" officeooo:paragraph-rsid="00062ec5" style:font-size-asian="12.25pt" style:font-size-complex="14pt"/>
    </style:style>
    <style:style style:name="P9" style:family="paragraph" style:parent-style-name="Text_20_body" style:list-style-name="L1"/>
    <style:style style:name="P10" style:family="paragraph" style:parent-style-name="Text_20_body">
      <style:text-properties fo:font-size="14pt" officeooo:rsid="00062ec5" officeooo:paragraph-rsid="00062ec5" style:font-size-asian="12.25pt" style:font-size-complex="14pt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461b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Cnfiguration</text:p>
      <text:p text:style-name="P2"/>
      <text:p text:style-name="P2">sudo add-apt-repository ppa:git-core/ppa</text:p>
      <text:p text:style-name="P2">sudo apt update</text:p>
      <text:p text:style-name="P2">sudo apt-get install git</text:p>
      <text:p text:style-name="P2">sudo apt update</text:p>
      <text:p text:style-name="P2"/>
      <text:p text:style-name="P2">git –version</text:p>
      <text:p text:style-name="P2"/>
      <text:p text:style-name="P2">git <text:s text:c="2"/>// to read documentation</text:p>
      <text:p text:style-name="P2"/>
      <text:p text:style-name="P2">git config --global user.name “usernameonGITHUB”</text:p>
      <text:p text:style-name="P2">git config –global user.email “<text:a xlink:type="simple" xlink:href="mailto:name@gmail.com" text:style-name="Internet_20_link" text:visited-style-name="Visited_20_Internet_20_Link">name@gmail.com</text:a>”</text:p>
      <text:p text:style-name="P2"/>
      <text:p text:style-name="P2">git config --list <text:s/>//shows all the new config changes made by user</text:p>
      <text:p text:style-name="P2"/>
      <text:p text:style-name="P2">pwd //// current working directory</text:p>
      <text:p text:style-name="P2"/>
      <text:p text:style-name="P2">ls -al // to show all the files present in current directory</text:p>
      <text:p text:style-name="P2"/>
      <text:p text:style-name="P2">if .gitconfig is in same directory</text:p>
      <text:p text:style-name="P2"/>
      <text:p text:style-name="P2">we do</text:p>
      <text:p text:style-name="P2"/>
      <text:p text:style-name="P2">gedit .gitconfig </text:p>
      <text:p text:style-name="P2">// to see the changes made to git config file gedit is an editor that opens that file, any editor is ok</text:p>
      <text:p text:style-name="P2"/>
      <text:p text:style-name="P2"/>
      <text:p text:style-name="P3">to clone a github repository go to the direcoty where u wannt to get it cloned</text:p>
      <text:p text:style-name="P3"/>
      <text:p text:style-name="P3">or make a new folder/directory</text:p>
      <text:p text:style-name="P3"/>
      <text:p text:style-name="P3">mkdir workspace</text:p>
      <text:p text:style-name="P3">cd workspace</text:p>
      <text:p text:style-name="P3"/>
      <text:p text:style-name="P3">git clone url <text:s text:c="3"/>// url is url we get on git repository on selection clone/directory</text:p>
      <text:p text:style-name="P3">// on github page. Copy that url and paste here. Click enter.</text:p>
      <text:p text:style-name="P3"/>
      <text:p text:style-name="P3"><text:s text:c="2"/>ls <text:s text:c="3"/>//this will show all the files in the directory that is cloned</text:p>
      <text:p text:style-name="P3"/>
      <text:p text:style-name="P3">touch hello.cpp // creates a new cpp program in current directory</text:p>
      <text:p text:style-name="P3"/>
      <text:p text:style-name="P3"><text:s/>ls // to check if cpp file is created or not.</text:p>
      <text:p text:style-name="P3"/>
      <text:p text:style-name="P3">Gedit hello.cpp // to edit cpp file. Use any editor , do code hello.cpp or sublime text 3 //hello.cpp</text:p>
      <text:p text:style-name="P3"><text:soft-page-break/>git status // shows status of our repository and changes made to it</text:p>
      <text:p text:style-name="P3"/>
      <text:p text:style-name="P3"><text:s/>git add hello.cpp // to add this new file to git repository</text:p>
      <text:p text:style-name="P3"><text:s/>// now file is added but not commited</text:p>
      <text:p text:style-name="P3"><text:s/>git status // to check status of git files again</text:p>
      <text:p text:style-name="P3"/>
      <text:p text:style-name="P3"><text:s/></text:p>
      <text:p text:style-name="P3"><text:s/>git commit hello.cpp // it saves our file but doesn’t mean present on github</text:p>
      <text:p text:style-name="P3"/>
      <text:p text:style-name="P3"><text:s text:c="2"/>//to commit and add a sentence with it use -m</text:p>
      <text:p text:style-name="P3"/>
      <text:p text:style-name="P3"><text:s/>git commit -m “first file on this repository” hello.cpp</text:p>
      <text:p text:style-name="P3"/>
      <text:p text:style-name="P3"><text:s text:c="2"/>// in order to push this file on our github account we use push command</text:p>
      <text:p text:style-name="P3"/>
      <text:p text:style-name="P3"><text:s/>// git push -u origin master</text:p>
      <text:p text:style-name="P3"/>
      <text:p text:style-name="P3"><text:s/>//now will be asked to write usesrname github and password</text:p>
      <text:p text:style-name="P3">// enter those press enter. Now everything is availabke on github, refresh webpage</text:p>
      <text:p text:style-name="P3"/>
      <text:p text:style-name="P5">Use <text:span text:style-name="Source_20_Text">/</text:span> in the file name field to create folder(s), e.g. typing <text:span text:style-name="Source_20_Text">folder1/file1</text:span> in the file name field will create a folder <text:span text:style-name="Source_20_Text">folder1</text:span> and a file <text:span text:style-name="Source_20_Text">file1</text:span>.</text:p>
      <text:p text:style-name="Text_20_body"><text:line-break/>You cannot create an empty folder <text:span text:style-name="Emphasis">and then</text:span> add files to that folder, but rather creation of a folder must happen <text:span text:style-name="Emphasis">together with</text:span> adding of at least a single file. This is because git doesn't track empty folders.</text:p>
      <text:p text:style-name="Text_20_body">On GitHub you can do it this way:</text:p>
      <text:list xml:id="list2669155366" text:style-name="L1">
        <text:list-item>
          <text:p text:style-name="P11">Go to the folder inside which you want to create another folder </text:p>
        </text:list-item>
        <text:list-item>
          <text:p text:style-name="P11">Click on <text:span text:style-name="Emphasis">New file</text:span> </text:p>
        </text:list-item>
        <text:list-item>
          <text:p text:style-name="P11">On the text field for the file name, first write the folder name you want to create </text:p>
        </text:list-item>
        <text:list-item>
          <text:p text:style-name="P11"><text:span text:style-name="Strong_20_Emphasis">Then type </text:span><text:span text:style-name="Strong_20_Emphasis"><text:span text:style-name="Source_20_Text">/</text:span></text:span>. This creates a folder </text:p>
        </text:list-item>
        <text:list-item>
          <text:p text:style-name="P11">You can add more folders similarly </text:p>
        </text:list-item>
        <text:list-item>
          <text:p text:style-name="P9">Finally, give the new file a name </text:p>
        </text:list-item>
      </text:list>
      <text:p text:style-name="P5">You can also add everything using:</text:p>
      <text:p text:style-name="P1"><text:span text:style-name="Source_20_Text">git add .</text:span></text:p>
      <text:p text:style-name="P3"/>
      <text:p text:style-name="P4">Now if we dont wan to make changes on master branch than we make a new branch as </text:p>
      <text:p text:style-name="P4"/>
      <text:p text:style-name="P4"><text:s/>git checkout -b nameofBranch</text:p>
      <text:p text:style-name="P4"><text:s/>// checkout switches us to next branch. i.e we make a branch and go to that branch -b is for making branch</text:p>
      <text:p text:style-name="P4"/>
      <text:p text:style-name="P4"><text:s/>// <text:span text:style-name="T1">on new branch</text:span></text:p>
      <text:p text:style-name="P4"><text:s/><text:span text:style-name="T1">git add . </text:span></text:p>
      <text:p text:style-name="P4">// <text:span text:style-name="T1">addded new changes to new branch</text:span></text:p>
      <text:p text:style-name="P4"><text:soft-page-break/><text:s/><text:span text:style-name="T1">git commit -m “changes on new branch” </text:span></text:p>
      <text:p text:style-name="P4"><text:s/></text:p>
      <text:p text:style-name="P4"><text:s/><text:span text:style-name="T1">git checkout master // now this again we change our branch from curent branch to master branch. Now we r on master branch again.</text:span></text:p>
      <text:p text:style-name="P4"/>
      <text:p text:style-name="P4"><text:s/></text:p>
      <text:p text:style-name="P4"><text:s/>// <text:span text:style-name="T1">now we r on master branch and an another branch .</text:span></text:p>
      <text:p text:style-name="P4"><text:s/>// <text:span text:style-name="T1">now cahnges made on another branch is not vsible here</text:span></text:p>
      <text:p text:style-name="P4"><text:s/></text:p>
      <text:p text:style-name="P3"><text:s/>// <text:span text:style-name="T1">we can directly commit a file by usng commit instead of going through add and commmit process</text:span></text:p>
      <text:p text:style-name="P3"/>
      <text:p text:style-name="P3"><text:s/>// <text:span text:style-name="T1">now to bring changres made on master bracnh on our new branch we use merge function</text:span></text:p>
      <text:p text:style-name="P3"><text:s/>// <text:span text:style-name="T1">first we go to another branch </text:span></text:p>
      <text:p text:style-name="P3"><text:s/><text:span text:style-name="T1">git checkout anotherBranch</text:span></text:p>
      <text:p text:style-name="P3"><text:s/>// <text:span text:style-name="T1">now we merge master bracnh to this branch</text:span></text:p>
      <text:p text:style-name="P3"><text:s/><text:span text:style-name="T1">as and done recursively</text:span></text:p>
      <text:p text:style-name="P7"><text:s/>git merge master</text:p>
      <text:p text:style-name="P3"><text:s/></text:p>
      <text:p text:style-name="P3"><text:s/>// <text:span text:style-name="T1">now we got all the basic commands done. Ow we want to do allt his online than doing on our local machine</text:span></text:p>
      <text:p text:style-name="P3"/>
      <text:p text:style-name="P3"><text:s/>// <text:span text:style-name="T1">so now we setup a remote repository</text:span></text:p>
      <text:p text:style-name="P3"><text:s/><text:span text:style-name="T1">so go on github and make a github repositoy on website. Make public repo obviously</text:span></text:p>
      <text:p text:style-name="P3"/>
      <text:p text:style-name="P3"><text:s/></text:p>
      <text:p text:style-name="P3"/>
      <text:p text:style-name="P3"/>
      <text:p text:style-name="P3"><text:s/></text:p>
      <text:p text:style-name="P3"/>
      <text:p text:style-name="P8">to save credentials <text:s/>of git so don’t have to commit agan and again.</text:p>
      <text:p text:style-name="P10">Download the latest <text:a xlink:type="simple" xlink:href="https://github.com/GitCredentialManager/git-credential-manager/releases/latest" text:style-name="Internet_20_link" text:visited-style-name="Visited_20_Internet_20_Link">.deb package</text:a>, and run the following:</text:p>
      <text:p text:style-name="Preformatted_20_Text">sudo dpkg -i &lt;path-to-package&gt;</text:p>
      <text:p text:style-name="P1">git-credential-manager-core configure</text:p>
      <text:p text:style-name="Text_20_body"><text:span text:style-name="Strong_20_Emphasis">Note:</text:span> Although packages were previously offered on certain <text:a xlink:type="simple" xlink:href="https://packages.microsoft.com/repos/" text:style-name="Internet_20_link" text:visited-style-name="Visited_20_Internet_20_Link">Microsoft Ubuntu package feeds</text:a>, GCM no longer publishes to these repositories. Please install the Debian package using the above instructions instead.</text:p>
      <text:p text:style-name="Text_20_body">To uninstall:</text:p>
      <text:p text:style-name="Preformatted_20_Text">git-credential-manager-core unconfigure</text:p>
      <text:p text:style-name="P1">sudo dpkg -r gcmcore</text:p>
      <text:h text:style-name="Heading_20_4" text:outline-level="4"><text:bookmark text:name="user-content-other-distributions"/>Other distributions</text:h>
      <text:p text:style-name="Text_20_body">Download the latest <text:a xlink:type="simple" xlink:href="https://github.com/GitCredentialManager/git-credential-manager/releases/latest" text:style-name="Internet_20_link" text:visited-style-name="Visited_20_Internet_20_Link">tarball</text:a>, and run the following:</text:p>
      <text:p text:style-name="Preformatted_20_Text">tar -xvf &lt;path-to-tarball&gt; -C /usr/local/bin</text:p>
      <text:p text:style-name="P1">git-credential-manager-core configure</text:p>
      <text:p text:style-name="Text_20_body">To uninstall:</text:p>
      <text:p text:style-name="Preformatted_20_Text"><text:soft-page-break/>git-credential-manager-core unconfigure</text:p>
      <text:p text:style-name="P1">rm $(command -v git-credential-manager-core)</text:p>
      <text:p text:style-name="Text_20_body"><text:span text:style-name="Strong_20_Emphasis">Note:</text:span> all Linux distributions <text:a xlink:type="simple" xlink:href="https://aka.ms/gcm/credstores" text:style-name="Internet_20_link" text:visited-style-name="Visited_20_Internet_20_Link">require additional configuration</text:a> to use GCM.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9:18:45.393665288</meta:creation-date>
    <dc:date>2022-01-23T21:03:46.221222399</dc:date>
    <meta:editing-duration>PT2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91" meta:word-count="781" meta:character-count="4389" meta:non-whitespace-character-count="3639"/>
  </office:meta>
</office:document-meta>
</file>